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16f" officeooo:paragraph-rsid="0002d16f"/>
    </style:style>
    <style:style style:name="P2" style:family="paragraph" style:parent-style-name="Table_20_Contents">
      <style:text-properties officeooo:rsid="000b2569" officeooo:paragraph-rsid="000b2569"/>
    </style:style>
    <style:style style:name="P3" style:family="paragraph" style:parent-style-name="Table_20_Contents">
      <style:text-properties officeooo:rsid="000c1940" officeooo:paragraph-rsid="000c1940"/>
    </style:style>
    <style:style style:name="P4" style:family="paragraph" style:parent-style-name="Table_20_Contents" style:list-style-name="L1">
      <style:text-properties officeooo:rsid="0002d16f" officeooo:paragraph-rsid="0002d16f"/>
    </style:style>
    <style:style style:name="P5" style:family="paragraph" style:parent-style-name="Table_20_Contents" style:list-style-name="L1">
      <style:text-properties officeooo:rsid="0002d16f" officeooo:paragraph-rsid="000511bc"/>
    </style:style>
    <style:style style:name="P6" style:family="paragraph" style:parent-style-name="Table_20_Contents" style:list-style-name="L1">
      <style:text-properties officeooo:rsid="000511bc" officeooo:paragraph-rsid="000511bc"/>
    </style:style>
    <style:style style:name="P7" style:family="paragraph" style:parent-style-name="Table_20_Contents" style:list-style-name="L2">
      <style:text-properties officeooo:rsid="000b2569" officeooo:paragraph-rsid="000b2569"/>
    </style:style>
    <style:style style:name="T1" style:family="text">
      <style:text-properties officeooo:rsid="000511bc"/>
    </style:style>
    <style:style style:name="T2" style:family="text">
      <style:text-properties officeooo:rsid="0006e64b"/>
    </style:style>
    <style:style style:name="T3" style:family="text">
      <style:text-properties officeooo:rsid="000b2569"/>
    </style:style>
    <style:style style:name="T4" style:family="text">
      <style:text-properties officeooo:rsid="000c1940"/>
    </style:style>
    <style:style style:name="T5" style:family="text">
      <style:text-properties style:font-name="aak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055062876816">
          <table:table-cell table:style-name="Table1.A1" office:value-type="string">
            <text:p text:style-name="P1">Architectural components:</text:p>
            <text:list xml:id="list1934411636" text:style-name="L1">
              <text:list-item>
                <text:p text:style-name="P4">core</text:p>
                <text:p text:style-name="P4">- <text:span text:style-name="T1">main components that reads all necessary configuration file and manage the working flow of asterisk.</text:span></text:p>
                <text:p text:style-name="P4"/>
              </text:list-item>
              <text:list-item>
                <text:p text:style-name="P4">channels and calls</text:p>
                <text:p text:style-name="P5">- <text:span text:style-name="T1">an entity in asterisk similar to pipes in water system, it could be sip, iax2, etc.</text:span></text:p>
                <text:p text:style-name="P6">- call are the real time communication taking place within exchanges. </text:p>
              </text:list-item>
              <text:list-item>
                <text:p text:style-name="P4">modules</text:p>
                <text:p text:style-name="P4">- <text:span text:style-name="T1">bunch of similar type of program grouped together to make the work done. Eg: ch_pjsip, app_voicemail, etc</text:span></text:p>
              </text:list-item>
            </text:list>
            <text:p text:style-name="P1"/>
            <text:p text:style-name="P1"/>
            <text:list xml:id="list212902104074420" text:continue-numbering="true" text:style-name="L1">
              <text:list-item>
                <text:p text:style-name="P4">dialplan</text:p>
                <text:p text:style-name="P4">- <text:span text:style-name="T1">programming language specific to asterisk. </text:span></text:p>
                <text:p text:style-name="P4">-/usr/share/doc/asterisk-11.20.0/configs/extensions.conf.sample <text:span text:style-name="T2">contains sample examples of dialplan.</text:span></text:p>
                <text:p text:style-name="P4"/>
              </text:list-item>
              <text:list-item>
                <text:p text:style-name="P4"/>
              </text:list-item>
            </text:list>
          </table:table-cell>
        </table:table-row>
        <table:table-row table:style-name="TableLine94055062955200">
          <table:table-cell table:style-name="Table1.A2" office:value-type="string">
            <text:p text:style-name="Table_20_Contents"/>
            <text:p text:style-name="P2">configurations:</text:p>
            <text:list xml:id="list1507308698" text:style-name="L2">
              <text:list-item>
                <text:p text:style-name="P7">core configuration</text:p>
              </text:list-item>
              <text:list-item>
                <text:p text:style-name="P7">channel drivers</text:p>
              </text:list-item>
              <text:list-item>
                <text:p text:style-name="P7">dial plan</text:p>
              </text:list-item>
              <text:list-item>
                <text:p text:style-name="P7">features</text:p>
              </text:list-item>
              <text:list-item>
                <text:p text:style-name="P7">applications</text:p>
              </text:list-item>
            </text:list>
            <text:p text:style-name="P2"/>
            <text:p text:style-name="P2"/>
            <text:p text:style-name="P2"/>
            <text:list xml:id="list212902883955632" text:continue-numbering="true" text:style-name="L2">
              <text:list-item>
                <text:p text:style-name="P7">functions</text:p>
              </text:list-item>
            </text:list>
            <text:p text:style-name="P2"/>
            <text:p text:style-name="P2"><text:span text:style-name="Source_20_Text">syntax of application, </text:span></text:p>
            <text:p text:style-name="P2"><text:span text:style-name="Source_20_Text">exten =&gt; 6123,1,ApplicationName(ParamOne,ParamTwo,ParamThree)</text:span></text:p>
            <text:p text:style-name="P2"><text:span text:style-name="Source_20_Text"/></text:p>
            <text:p text:style-name="P2"/>
            <text:p text:style-name="P2"/>
            <text:list xml:id="list212903273590975" text:continue-numbering="true" text:style-name="L2">
              <text:list-item>
                <text:p text:style-name="P7">reporting</text:p>
              </text:list-item>
              <text:list-item>
                <text:p text:style-name="P7">interfaces</text:p>
              </text:list-item>
              <text:list-item>
                <text:p text:style-name="P7">codec opus</text:p>
              </text:list-item>
              <text:list-item>
                <text:p text:style-name="P7">web RTC</text:p>
              </text:list-item>
              <text:list-item>
                <text:p text:style-name="P7"/>
              </text:list-item>
            </text:list>
          </table:table-cell>
        </table:table-row>
        <table:table-row table:style-name="TableLine94055063055008">
          <table:table-cell table:style-name="Table1.A2" office:value-type="string">
            <text:p text:style-name="Table_20_Contents"><text:s/><text:span text:style-name="T3">Context, extensions and priorities</text:span></text:p>
            <text:p text:style-name="Table_20_Contents">- <text:span text:style-name="T4">context : new independent section within config file</text:span></text:p>
            <text:p text:style-name="Table_20_Contents">- <text:span text:style-name="T4">extensions : unique no. representing the target.</text:span></text:p>
            <text:p text:style-name="P3">General syntax: </text:p>
            <text:p text:style-name="P3"><text:span text:style-name="Source_20_Text">exten =&gt; number,priority,application([parameter[,parameter2…]])</text:span></text:p>
            <text:p text:style-name="P3"><text:span text:style-name="Source_20_Text"><text:span text:style-name="T5"/></text:span></text:p>
            <text:p text:style-name="P3"><text:span text:style-name="Source_20_Text"><text:span text:style-name="T5">where, number= extension no,</text:span></text:span></text:p>
            <text:p text:style-name="P3"><text:span text:style-name="Source_20_Text"><text:span text:style-name="T5">priority = priority no.</text:span></text:span></text:p>
            <text:p text:style-name="P3"><text:soft-page-break/><text:span text:style-name="Source_20_Text"><text:span text:style-name="T5">applicationName=name of application to call on.</text:span></text:span></text:p>
            <text:p text:style-name="P3"><text:span text:style-name="Source_20_Text"><text:span text:style-name="T5"/></text:span></text:p>
            <text:p text:style-name="Table_20_Contents"/>
          </table:table-cell>
        </table:table-row>
        <table:table-row table:style-name="TableLine94055063057296">
          <table:table-cell table:style-name="Table1.A2" office:value-type="string">
            <text:p text:style-name="Table_20_Contents"/>
          </table:table-cell>
        </table:table-row>
        <table:table-row table:style-name="TableLine9405506305785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0:49:59.134565273</meta:creation-date>
    <meta:generator>LibreOffice/6.4.7.2$Linux_X86_64 LibreOffice_project/40$Build-2</meta:generator>
    <dc:date>2021-11-08T21:29:01.238224866</dc:date>
    <meta:editing-duration>PT8H9M23S</meta:editing-duration>
    <meta:editing-cycles>6</meta:editing-cycles>
    <meta:document-statistic meta:table-count="1" meta:image-count="0" meta:object-count="0" meta:page-count="2" meta:paragraph-count="34" meta:word-count="160" meta:character-count="1128" meta:non-whitespace-character-count="1011"/>
  </office:meta>
</office:document-meta>
</file>